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 fo:background-color="#ffffff"/>
    </style:style>
    <style:style style:name="T2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3" style:family="text">
      <style:text-properties style:font-name="Roboto" fo:font-size="12pt" fo:font-style="italic" style:font-name-asian="Roboto1" style:font-size-asian="12pt" style:font-style-asian="italic" style:font-name-complex="Roboto1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age data preprocessing.</text:span><text:span text:style-name="T2"> As a quick note, in the examples above we used the raw pixel values (which range from [0…255]). In Machine Learning, it is a very common practice to always perform normalization of your input features (in the case of images, every pixel is thought of as a feature). In particular, it is important to </text:span><text:span text:style-name="T1">center your data</text:span><text:span text:style-name="T2"> by subtracting the mean from every feature. In the case of images, this corresponds to computing a </text:span><text:span text:style-name="T3">mean image</text:span><text:span text:style-name="T2"> across the training images and subtracting it from every image to get images where the pixels range from approximately [-127 … 127]. Further common preprocessing is to scale each input feature so that its values range from [-1, 1]. Of these, zero mean centering is arguably more important but we will have to wait for its justification until we understand the dynamics of gradient descent.</text:span></text:p>
      <text:p text:style-name="P1"/>
      <text:p text:style-name="Standard"><text:span text:style-name="T2">L1 vs L2 dista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148" meta:character-count="859" meta:non-whitespace-character-count="713"/>
    <meta:generator>LibreOfficeDev/6.0.5.2$Linux_X86_64 LibreOffice_project/</meta:generator>
  </office:meta>
</office:document-meta>
</file>